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Hidden</text:p>
          </table:table-cell>
          <table:table-cell office:value-type="string">
            <text:p>Learning</text:p>
          </table:table-cell>
          <table:table-cell office:value-type="string">
            <text:p>Momentum</text:p>
          </table:table-cell>
          <table:table-cell office:value-type="string">
            <text:p>Target Acc</text:p>
          </table:table-cell>
          <table:table-cell office:value-type="string">
            <text:p>Epochs</text:p>
          </table:table-cell>
          <table:table-cell office:value-type="string">
            <text:p>Network acc</text:p>
          </table:table-cell>
          <table:table-cell office:value-type="string">
            <text:p>Duration</text:p>
          </table:table-cell>
          <table:table-cell office:value-type="string">
            <text:p>Correct tests 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1.48">
            <text:p>41.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28.88">
            <text:p>28.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51.11">
            <text:p>51.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26.66">
            <text:p>26.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8.51">
            <text:p>38.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4.07">
            <text:p>34.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7.77">
            <text:p>37.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5.18">
            <text:p>45.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5.55">
            <text:p>35.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51.11">
            <text:p>51.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8.51">
            <text:p>38.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0.74">
            <text:p>40.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7.77">
            <text:p>37.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7.03">
            <text:p>37.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4.07">
            <text:p>34.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1.11">
            <text:p>31.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50.37">
            <text:p>50.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4.81">
            <text:p>34.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6.66">
            <text:p>46.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31.11">
            <text:p>31.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7.4">
            <text:p>47.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29.62">
            <text:p>29.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38.51">
            <text:p>38.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32.59">
            <text:p>32.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800">
            <text:p>800</text:p>
          </table:table-cell>
          <table:table-cell office:value-type="float" office:value="39.26">
            <text:p>39.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800">
            <text:p>800</text:p>
          </table:table-cell>
          <table:table-cell office:value-type="float" office:value="54.07">
            <text:p>54.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800">
            <text:p>800</text:p>
          </table:table-cell>
          <table:table-cell office:value-type="float" office:value="22.22">
            <text:p>22.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1.48">
            <text:p>41.4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1.48">
            <text:p>41.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1.48">
            <text:p>41.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1.48">
            <text:p>41.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1.48">
            <text:p>41.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1.48">
            <text:p>41.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2:13:04.38</meta:creation-date>
    <dc:date>2014-12-28T01:47:05.53</dc:date>
    <meta:editing-duration>PT12H46M49S</meta:editing-duration>
    <meta:editing-cycles>2</meta:editing-cycles>
    <meta:generator>LibreOffice/4.0.3.3$Windows_x86 LibreOffice_project/0eaa50a932c8f2199a615e1eb30f7ac74279539</meta:generator>
    <meta:document-statistic meta:table-count="1" meta:cell-count="272" meta:object-count="0"/>
  </office:meta>
</office:document-meta>
</file>